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fill-color="#3399ff" draw:textarea-vertical-align="middle" draw:fit-to-size="false" fo:wrap-option="no-wrap"/>
    </style:style>
    <style:style style:name="gr2" style:family="graphic" style:parent-style-name="standard" style:list-style-name="L2">
      <style:graphic-properties draw:fill-color="#3399ff" draw:textarea-vertical-align="middle" draw:fit-to-size="false" fo:wrap-option="no-wrap"/>
    </style:style>
    <style:style style:name="gr3" style:family="graphic" style:parent-style-name="standard" style:list-style-name="L2">
      <style:graphic-properties draw:fill-color="#cfe7e5" draw:textarea-vertical-align="middle" draw:fit-to-size="false" fo:wrap-option="no-wrap"/>
    </style:style>
    <style:style style:name="gr4" style:family="graphic" style:parent-style-name="standard" style:list-style-name="L2">
      <style:graphic-properties draw:fill-color="#cfe7e5" draw:textarea-vertical-align="middle" draw:fit-to-size="false" fo:wrap-option="no-wrap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fill-color="#3399ff" draw:textarea-vertical-align="middle" draw:fit-to-size="false" fo:wrap-option="no-wrap"/>
    </style:style>
    <style:style style:name="gr8" style:family="graphic" style:parent-style-name="objectwithoutfill">
      <style:graphic-properties draw:marker-start="" draw:marker-start-width="0.203cm" draw:marker-end="Arrow" draw:marker-end-width="0.203cm" draw:fill="none" draw:textarea-vertical-align="middle"/>
    </style:style>
    <style:style style:name="P1" style:family="paragraph">
      <style:paragraph-properties style:punctuation-wrap="hanging" style:line-break="strict" style:writing-mode="lr-tb"/>
      <style:text-properties fo:color="#000000" style:font-name="Arimo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" style:family="paragraph">
      <style:paragraph-properties fo:text-align="center" style:punctuation-wrap="hanging" style:line-break="strict" style:writing-mode="lr-tb"/>
      <style:text-properties fo:color="#000000" style:font-name="Arial" fo:font-size="10pt" fo:font-weight="bold" style:font-name-asian="Arial" style:font-size-asian="10pt" style:font-name-complex="Arial" style:font-size-complex="10pt"/>
    </style:style>
    <style:style style:name="P3" style:family="paragraph">
      <style:paragraph-properties fo:text-align="center" style:punctuation-wrap="hanging" style:line-break="strict" style:writing-mode="lr-tb"/>
      <style:text-properties fo:color="#000000" style:font-name="Arimo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mo" fo:font-size="8pt" style:font-size-asian="8pt" style:font-size-complex="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mo" fo:font-size="8pt" style:font-size-asian="8pt" style:font-size-complex="8pt"/>
    </style:style>
    <style:style style:name="P8" style:family="paragraph">
      <style:paragraph-properties fo:text-align="center"/>
      <style:text-properties style:font-name="Arimo" fo:font-size="10pt" style:font-size-asian="10pt" style:font-size-complex="10pt"/>
    </style:style>
    <style:style style:name="T1" style:family="text">
      <style:text-properties style:font-name="Arimo" fo:font-size="8pt" style:font-size-asian="8pt" style:font-size-complex="8pt"/>
    </style:style>
    <style:style style:name="T2" style:family="text">
      <style:text-properties style:font-name="Arim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905cm" svg:height="1.386cm" draw:transform="skewX (-0.0202458193231342) rotate (0.00279252680319093) translate (5.656cm 1.808cm)">
          <text:p/>
        </draw:rect>
        <draw:rect draw:style-name="gr2" draw:text-style-name="P1" xml:id="id3" draw:id="id3" draw:layer="layout" svg:width="3.905cm" svg:height="1.386cm" draw:transform="skewX (-0.0202458193231342) rotate (0.00279252680319093) translate (5.724cm 6.986cm)">
          <text:p/>
        </draw:rect>
        <draw:rect draw:style-name="gr3" draw:text-style-name="P2" xml:id="id2" draw:id="id2" draw:layer="layout" svg:width="3.905cm" svg:height="1.386cm" draw:transform="skewX (-0.0202458193231342) rotate (0.00279252680319093) translate (5.69cm 4.394cm)">
          <text:p/>
        </draw:rect>
        <draw:rect draw:style-name="gr4" draw:text-style-name="P3" xml:id="id4" draw:id="id4" draw:layer="layout" svg:width="3.905cm" svg:height="1.386cm" draw:transform="skewX (-0.0202458193231342) rotate (0.00279252680319093) translate (5.765cm 9.595cm)">
          <text:p/>
        </draw:rect>
        <draw:connector draw:style-name="gr5" draw:text-style-name="P4" draw:layer="layout" draw:type="line" svg:x1="7.596cm" svg:y1="1.018cm" svg:x2="7.608cm" svg:y2="1.803cm" draw:end-shape="id1" draw:end-glue-point="0" svg:d="M7596 1018l12 785" svg:viewBox="0 0 13 786">
          <text:p/>
        </draw:connector>
        <draw:connector draw:style-name="gr5" draw:text-style-name="P4" draw:layer="layout" draw:type="line" svg:x1="7.64cm" svg:y1="3.188cm" svg:x2="7.642cm" svg:y2="4.389cm" draw:start-shape="id1" draw:start-glue-point="2" draw:end-shape="id2" draw:end-glue-point="0" svg:d="M7640 3188l2 1201" svg:viewBox="0 0 3 1202">
          <text:p/>
        </draw:connector>
        <draw:connector draw:style-name="gr5" draw:text-style-name="P4" draw:layer="layout" draw:type="line" svg:x1="7.674cm" svg:y1="5.774cm" svg:x2="7.676cm" svg:y2="6.981cm" draw:start-shape="id2" draw:start-glue-point="2" draw:end-shape="id3" draw:end-glue-point="0" svg:d="M7674 5774l2 1207" svg:viewBox="0 0 3 1208">
          <text:p/>
        </draw:connector>
        <draw:frame draw:style-name="gr6" draw:text-style-name="P5" draw:layer="layout" svg:width="4.13cm" svg:height="0.895cm" svg:x="7.634cm" svg:y="3.349cm">
          <draw:text-box>
            <text:p><text:span text:style-name="T1">Public, Member Confidential,</text:span><text:span text:style-name="T1"><text:line-break/></text:span><text:span text:style-name="T1">Work Group Confidential</text:span></text:p>
          </draw:text-box>
        </draw:frame>
        <draw:frame draw:style-name="gr6" draw:text-style-name="P5" draw:layer="layout" svg:width="4.13cm" svg:height="0.895cm" svg:x="7.634cm" svg:y="5.95cm">
          <draw:text-box>
            <text:p><text:span text:style-name="T1">Public, Member Confidential,</text:span><text:span text:style-name="T1"><text:line-break/></text:span><text:span text:style-name="T1">Work Group Confidential</text:span></text:p>
          </draw:text-box>
        </draw:frame>
        <draw:connector draw:style-name="gr5" draw:text-style-name="P4" draw:layer="layout" draw:type="line" svg:x1="7.708cm" svg:y1="8.366cm" svg:x2="7.717cm" svg:y2="9.59cm" draw:start-shape="id3" draw:start-glue-point="2" draw:end-shape="id4" draw:end-glue-point="0" svg:d="M7708 8366l9 1224" svg:viewBox="0 0 10 1225">
          <text:p/>
        </draw:connector>
        <draw:frame draw:style-name="gr6" draw:text-style-name="P5" draw:layer="layout" svg:width="1.277cm" svg:height="0.573cm" svg:x="7.634cm" svg:y="8.551cm">
          <draw:text-box>
            <text:p><text:span text:style-name="T1">Public</text:span></text:p>
          </draw:text-box>
        </draw:frame>
        <draw:rect draw:style-name="gr7" draw:text-style-name="P1" xml:id="id5" draw:id="id5" draw:layer="layout" svg:width="3.905cm" svg:height="1.386cm" draw:transform="skewX (-0.0202458193231342) rotate (0.00279252680319093) translate (5.803cm 12.187cm)">
          <text:p/>
        </draw:rect>
        <draw:connector draw:style-name="gr5" draw:text-style-name="P4" draw:layer="layout" draw:type="line" svg:x1="7.749cm" svg:y1="10.975cm" svg:x2="7.755cm" svg:y2="12.182cm" draw:start-shape="id4" draw:start-glue-point="2" draw:end-shape="id5" draw:end-glue-point="0" svg:d="M7749 10975l6 1207" svg:viewBox="0 0 7 1208">
          <text:p/>
        </draw:connector>
        <draw:frame draw:style-name="gr6" draw:text-style-name="P5" draw:layer="layout" svg:width="1.277cm" svg:height="0.573cm" svg:x="7.62cm" svg:y="11.151cm">
          <draw:text-box>
            <text:p><text:span text:style-name="T1">Public</text:span></text:p>
          </draw:text-box>
        </draw:frame>
        <draw:connector draw:style-name="gr8" draw:text-style-name="P4" draw:layer="layout" draw:line-skew="-0.506cm" svg:x1="5.74cm" svg:y1="7.679cm" svg:x2="5.706cm" svg:y2="5.087cm" draw:start-shape="id3" draw:start-glue-point="3" draw:end-shape="id2" draw:end-glue-point="3" svg:d="M5740 7679h-1057v-2592h1023" svg:viewBox="0 0 1058 2593">
          <text:p/>
        </draw:connector>
        <draw:frame draw:style-name="gr6" draw:text-style-name="P7" draw:layer="layout" svg:width="3.592cm" svg:height="1.217cm" svg:x="1.134cm" svg:y="5.751cm">
          <draw:text-box>
            <text:p text:style-name="P6"><text:span text:style-name="T1">Public, </text:span></text:p>
            <text:p text:style-name="P6"><text:span text:style-name="T1">Member Confidential,</text:span><text:span text:style-name="T1"><text:line-break/></text:span><text:span text:style-name="T1">Work Group Confidential</text:span></text:p>
          </draw:text-box>
        </draw:frame>
        <draw:frame draw:style-name="gr6" draw:text-style-name="P8" draw:layer="layout" svg:width="2.487cm" svg:height="1.445cm" svg:x="6.363cm" svg:y="1.779cm">
          <draw:text-box>
            <text:p text:style-name="P4"><text:span text:style-name="T2">Work Group</text:span></text:p>
            <text:p text:style-name="P4"><text:span text:style-name="T2">Specification</text:span></text:p>
            <text:p text:style-name="P4"><text:span text:style-name="T2">Draft</text:span></text:p>
          </draw:text-box>
        </draw:frame>
        <draw:frame draw:style-name="gr6" draw:text-style-name="P8" draw:layer="layout" svg:width="3.736cm" svg:height="1.445cm" svg:x="5.764cm" svg:y="4.362cm">
          <draw:text-box>
            <text:p text:style-name="P4"><text:span text:style-name="T2">Work Group</text:span></text:p>
            <text:p text:style-name="P4"><text:span text:style-name="T2">Specification Review</text:span></text:p>
            <text:p text:style-name="P4"><text:span text:style-name="T2">Draft</text:span></text:p>
          </draw:text-box>
        </draw:frame>
        <draw:frame draw:style-name="gr6" draw:text-style-name="P8" draw:layer="layout" svg:width="2.487cm" svg:height="1.047cm" svg:x="6.428cm" svg:y="7.162cm">
          <draw:text-box>
            <text:p text:style-name="P4"><text:span text:style-name="T2">Work Group</text:span></text:p>
            <text:p text:style-name="P4"><text:span text:style-name="T2">Specification</text:span></text:p>
          </draw:text-box>
        </draw:frame>
        <draw:frame draw:style-name="gr6" draw:text-style-name="P8" draw:layer="layout" svg:width="4.109cm" svg:height="1.047cm" svg:x="5.647cm" svg:y="9.763cm">
          <draw:text-box>
            <text:p text:style-name="P4"><text:span text:style-name="T2">Candidate</text:span></text:p>
            <text:p text:style-name="P4"><text:span text:style-name="T2">OpenPOWERStandard</text:span></text:p>
          </draw:text-box>
        </draw:frame>
        <draw:frame draw:style-name="gr6" draw:text-style-name="P8" draw:layer="layout" svg:width="4.109cm" svg:height="0.649cm" svg:x="5.694cm" svg:y="12.564cm">
          <draw:text-box>
            <text:p text:style-name="P4"><text:span text:style-name="T2">OpenPOWERStand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6-03-07T10:10:04.560608329</dc:date>
    <dc:creator>Jeff Scheel</dc:creator>
    <meta:editing-duration>PT1H53M40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